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2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4cm" fo:break-before="auto" style:use-optimal-row-height="false"/>
    </style:style>
    <style:style style:name="ro3" style:family="table-row">
      <style:table-row-properties style:row-height="1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cm" svg:height="10.041cm" svg:x="10.205cm" svg:y="1.269cm">
            <draw:object draw:notify-on-update-of-ranges="Planilha1.A3:Planilha1.A3 Planilha1.A4:Planilha1.A8 Planilha1.B3:Planilha1.B3 Planilha1.B4:Planilha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Quantidade de vitórias por classe</text:p>
          </table:table-cell>
        </table:table-row>
        <table:table-row table:style-name="ro1">
          <table:table-cell office:value-type="string" calcext:value-type="string">
            <text:p>Tanq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uerreiro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ssassin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randeir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uport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</table:table>
      <table:table table:name="Planilha2" table:style-name="ta1">
        <table:shapes>
          <draw:frame draw:z-index="0" draw:style-name="gr1" draw:text-style-name="P1" svg:width="15.997cm" svg:height="11.145cm" svg:x="11.821cm" svg:y="1.398cm">
            <draw:object draw:notify-on-update-of-ranges="Planilha2.A5:Planilha2.A12 Planilha2.B5:Planilha2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Estilos musicais favoritos no CEFET/RJ Nova Friburgo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Estilo 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ertanej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unk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god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láss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Planilha3" table:style-name="ta1">
        <table:shapes>
          <draw:frame draw:z-index="0" draw:style-name="gr1" draw:text-style-name="P1" svg:width="18.088cm" svg:height="10.396cm" svg:x="13.23cm" svg:y="4.326cm">
            <draw:object draw:notify-on-update-of-ranges="Planilha3.A3:Planilha3.A3 Planilha3.A4:Planilha3.A15 Planilha3.B3:Planilha3.B3 Planilha3.B4:Planilha3.B15 Planilha3.C3:Planilha3.C3 Planilha3.C4:Planilha3.C15 Planilha3.D3:Planilha3.D3 Planilha3.D4:Planilha3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Comparação dos principais indicadores econômicos em 2020 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PCA mensal *</text:p>
          </table:table-cell>
          <table:table-cell table:style-name="ce4" office:value-type="string" calcext:value-type="string">
            <text:p>SELIC ** </text:p>
          </table:table-cell>
          <table:table-cell table:style-name="ce4" office:value-type="string" calcext:value-type="string">
            <text:p>IGP-M *** </text:p>
          </table:table-cell>
        </table:table-row>
        <table:table-row table:style-name="ro1">
          <table:table-cell office:value-type="string" calcext:value-type="string">
            <text:p>Janeiro</text:p>
          </table:table-cell>
          <table:table-cell office:value-type="float" office:value="0.21" calcext:value-type="float">
            <text:p>0,21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evereiro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1">
          <table:table-cell office:value-type="string" calcext:value-type="string">
            <text:p>Março</text:p>
          </table:table-cell>
          <table:table-cell office:value-type="float" office:value="0.07" calcext:value-type="float">
            <text:p>0,07</text:p>
          </table:table-cell>
          <table:table-cell office:value-type="float" office:value="0.34" calcext:value-type="float">
            <text:p>0,34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-0.31" calcext:value-type="float">
            <text:p>-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aio</text:p>
          </table:table-cell>
          <table:table-cell office:value-type="float" office:value="-0.38" calcext:value-type="float">
            <text:p>-0,38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Junho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Julho</text:p>
          </table:table-cell>
          <table:table-cell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string" calcext:value-type="string">
            <text:p>Setembro</text:p>
          </table:table-cell>
          <table:table-cell office:value-type="float" office:value="0.64" calcext:value-type="float">
            <text:p>0,64</text:p>
          </table:table-cell>
          <table:table-cell office:value-type="float" office:value="0.16" calcext:value-type="float">
            <text:p>0,16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string" calcext:value-type="string">
            <text:p>Outubro</text:p>
          </table:table-cell>
          <table:table-cell office:value-type="float" office:value="0.86" calcext:value-type="float">
            <text:p>0,86</text:p>
          </table:table-cell>
          <table:table-cell office:value-type="float" office:value="0.16" calcext:value-type="float">
            <text:p>0,16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string" calcext:value-type="string">
            <text:p>Novembro</text:p>
          </table:table-cell>
          <table:table-cell office:value-type="float" office:value="0.89" calcext:value-type="float">
            <text:p>0,89</text:p>
          </table:table-cell>
          <table:table-cell office:value-type="float" office:value="0.16" calcext:value-type="float">
            <text:p>0,16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Dezembro</text:p>
          </table:table-cell>
          <table:table-cell office:value-type="float" office:value="1.35" calcext:value-type="float">
            <text:p>1,35</text:p>
          </table:table-cell>
          <table:table-cell office:value-type="float" office:value="0.16" calcext:value-type="float">
            <text:p>0,16</text:p>
          </table:table-cell>
          <table:table-cell office:value-type="float" office:value="0.96" calcext:value-type="float">
            <text:p>0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1:05:35.174000000</meta:creation-date>
    <dc:date>2021-03-01T11:37:23.006000000</dc:date>
    <meta:editing-duration>PT7M55S</meta:editing-duration>
    <meta:editing-cycles>1</meta:editing-cycles>
    <meta:document-statistic meta:table-count="3" meta:cell-count="83" meta:object-count="3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0.042cm" xlink:href=".." xlink:type="simple" chart:class="chart:bar" chart:style-name="ch1">
        <chart:title svg:x="4.509cm" svg:y="0.336cm" chart:style-name="ch2">
          <text:p>Quantidade de vitórias por classe</text:p>
        </chart:title>
        <chart:plot-area chart:style-name="ch3" table:cell-range-address="Planilha1.A3:Planilha1.B8" chart:data-source-has-labels="both" svg:x="1.039cm" svg:y="1.718cm" svg:width="14.089cm" svg:height="7.797cm">
          <chart:coordinate-region svg:x="2.052cm" svg:y="1.921cm" svg:width="13.076cm" svg:height="6.941cm"/>
          <chart:axis chart:dimension="x" chart:name="primary-x" chart:style-name="ch4" chartooo:axis-type="auto">
            <chartooo:date-scale/>
            <chart:categories table:cell-range-address="Planilha1.A4:Planilha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4:Planilha1.B8" chart:label-cell-address="Planilha1.B3:Planilha1.B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vitórias por classe</text:p>
                <draw:g>
                  <svg:desc>Planilha1.B3:Planilh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nque</text:p>
                <draw:g>
                  <svg:desc>Planilha1.A4:Planilha1.A8</svg:desc>
                </draw:g>
              </table:table-cell>
              <table:table-cell office:value-type="float" office:value="500">
                <text:p>500</text:p>
                <draw:g>
                  <svg:desc>Planilha1.B4:Planilha1.B8</svg:desc>
                </draw:g>
              </table:table-cell>
            </table:table-row>
            <table:table-row>
              <table:table-cell office:value-type="string">
                <text:p>Guerreiro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ssassino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Curandeiro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uporte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1.146cm" xlink:href=".." xlink:type="simple" chart:class="chart:circle" chart:style-name="ch1">
        <chart:title svg:x="2.328cm" svg:y="0.358cm" chart:style-name="ch2">
          <text:p>Estilos musicais favoritos no CEFET/RJ Nova Friburgo</text:p>
        </chart:title>
        <chart:legend chart:legend-position="end" svg:x="13.74cm" svg:y="3.507cm" style:legend-expansion="high" chart:style-name="ch3"/>
        <chart:plot-area chart:style-name="ch4" table:cell-range-address="Planilha2.A5:Planilha2.B12" chart:data-source-has-labels="column" svg:x="2.806cm" svg:y="1.475cm" svg:width="8.637cm" svg:height="8.638cm">
          <chart:coordinate-region svg:x="2.806cm" svg:y="0.446cm" svg:width="8.637cm" svg:height="10.698cm"/>
          <chart:axis chart:dimension="x" chart:name="primary-x" chart:style-name="ch5" chartooo:axis-type="auto">
            <chartooo:date-scale/>
            <chart:categories table:cell-range-address="Planilha2.A5:Planilha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2.B5:Planilha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Planilha2.A5:Planilha2.A12</svg:desc>
                </draw:g>
              </table:table-cell>
              <table:table-cell office:value-type="float" office:value="63">
                <text:p>63</text:p>
                <draw:g>
                  <svg:desc>Planilha2.B5:Planilha2.B12</svg:desc>
                </draw:g>
              </table:table-cell>
            </table:table-row>
            <table:table-row>
              <table:table-cell office:value-type="string">
                <text:p>Pop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ertanejo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unk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agode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Clássic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azz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89cm" svg:height="10.397cm" xlink:href=".." xlink:type="simple" chart:class="chart:line" chart:style-name="ch1">
        <chart:title svg:x="2.695cm" svg:y="0.343cm" chart:style-name="ch2">
          <text:p>Comparação dos principais indicadores econômicos em 2020</text:p>
        </chart:title>
        <chart:legend chart:legend-position="end" svg:x="14.164cm" svg:y="4.392cm" style:legend-expansion="custom" svg:width="3.837cm" svg:height="1.612cm" style:legend-expansion-aspect-ratio="2.3802729528536" chart:style-name="ch3"/>
        <chart:plot-area chart:style-name="ch4" table:cell-range-address="Planilha3.A3:Planilha3.D15" chart:data-source-has-labels="both" svg:x="0.18cm" svg:y="0.945cm" svg:width="13.845cm" svg:height="9.395cm">
          <chart:coordinate-region svg:x="1.148cm" svg:y="1.148cm" svg:width="12.733cm" svg:height="8.99cm"/>
          <chart:axis chart:dimension="x" chart:name="primary-x" chart:style-name="ch5" chartooo:axis-type="auto">
            <chartooo:date-scale/>
            <chart:categories table:cell-range-address="Planilha3.A4:Planilha3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3.B4:Planilha3.B15" chart:label-cell-address="Planilha3.B3:Planilha3.B3" chart:class="chart:line">
            <chart:data-point chart:repeated="12"/>
          </chart:series>
          <chart:series chart:style-name="ch8" chart:values-cell-range-address="Planilha3.C4:Planilha3.C15" chart:label-cell-address="Planilha3.C3:Planilha3.C3" chart:class="chart:line">
            <chart:data-point chart:repeated="12"/>
          </chart:series>
          <chart:series chart:style-name="ch9" chart:values-cell-range-address="Planilha3.D4:Planilha3.D15" chart:label-cell-address="Planilha3.D3:Planilha3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A mensal *</text:p>
                <draw:g>
                  <svg:desc>Planilha3.B3:Planilha3.B3</svg:desc>
                </draw:g>
              </table:table-cell>
              <table:table-cell office:value-type="string">
                <text:p>SELIC ** </text:p>
                <draw:g>
                  <svg:desc>Planilha3.C3:Planilha3.C3</svg:desc>
                </draw:g>
              </table:table-cell>
              <table:table-cell office:value-type="string">
                <text:p>IGP-M *** </text:p>
                <draw:g>
                  <svg:desc>Planilha3.D3:Planilha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Planilha3.A4:Planilha3.A15</svg:desc>
                </draw:g>
              </table:table-cell>
              <table:table-cell office:value-type="float" office:value="0.21">
                <text:p>0.21</text:p>
                <draw:g>
                  <svg:desc>Planilha3.B4:Planilha3.B15</svg:desc>
                </draw:g>
              </table:table-cell>
              <table:table-cell office:value-type="float" office:value="0.38">
                <text:p>0.38</text:p>
                <draw:g>
                  <svg:desc>Planilha3.C4:Planilha3.C15</svg:desc>
                </draw:g>
              </table:table-cell>
              <table:table-cell office:value-type="float" office:value="0.48">
                <text:p>0.48</text:p>
                <draw:g>
                  <svg:desc>Planilha3.D4:Planilha3.D15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0.25">
                <text:p>0.25</text:p>
              </table:table-cell>
              <table:table-cell office:value-type="float" office:value="0.29">
                <text:p>0.2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0.07">
                <text:p>0.07</text:p>
              </table:table-cell>
              <table:table-cell office:value-type="float" office:value="0.34">
                <text:p>0.3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-0.31">
                <text:p>-0.31</text:p>
              </table:table-cell>
              <table:table-cell office:value-type="float" office:value="0.28">
                <text:p>0.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-0.38">
                <text:p>-0.38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0.26">
                <text:p>0.26</text:p>
              </table:table-cell>
              <table:table-cell office:value-type="float" office:value="0.21">
                <text:p>0.2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Julho</text:p>
              </table:table-cell>
              <table:table-cell office:value-type="float" office:value="0.36">
                <text:p>0.36</text:p>
              </table:table-cell>
              <table:table-cell office:value-type="float" office:value="0.19">
                <text:p>0.1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0.64">
                <text:p>0.64</text:p>
              </table:table-cell>
              <table:table-cell office:value-type="float" office:value="0.16">
                <text:p>0.1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Outubro</text:p>
              </table:table-cell>
              <table:table-cell office:value-type="float" office:value="0.86">
                <text:p>0.86</text:p>
              </table:table-cell>
              <table:table-cell office:value-type="float" office:value="0.16">
                <text:p>0.1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Novembro</text:p>
              </table:table-cell>
              <table:table-cell office:value-type="float" office:value="0.89">
                <text:p>0.89</text:p>
              </table:table-cell>
              <table:table-cell office:value-type="float" office:value="0.16">
                <text:p>0.1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1.35">
                <text:p>1.35</text:p>
              </table:table-cell>
              <table:table-cell office:value-type="float" office:value="0.16">
                <text:p>0.16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